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fo:padding="0in" fo:border="none" style:shadow="none"/>
    </style:style>
    <style:style style:name="P2" style:family="paragraph" style:parent-style-name="Table_20_Contents">
      <style:paragraph-properties fo:text-align="start" style:justify-single-word="false" fo:padding="0in" fo:border="none" style:shadow="none"/>
    </style:style>
    <style:style style:name="P3" style:family="paragraph" style:parent-style-name="Appendix_20_Heading_20_1" style:master-page-name="Appendix_20_First_20_Page">
      <style:paragraph-properties style:page-number="auto"/>
    </style:style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3"/>
    <style:style style:name="P14" style:family="paragraph" style:parent-style-name="Text_20_body" style:list-style-name="L3"/>
    <style:style style:name="P15" style:family="paragraph" style:parent-style-name="Text_20_body" style:list-style-name="L3"/>
    <style:style style:name="P16" style:family="paragraph" style:parent-style-name="Text_20_body" style:list-style-name="L3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3" text:outline-level="8">Network Control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This appendix discusses the control of ethernets on client systems when the client interacts directly with Enstore via encp, as opposed to interacting with the dCache as a front-end.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list text:continue-numbering="true">
                            <text:list-item>
                              <text:list text:continue-numbering="true">
                                <text:list-item>
                                  <text:list text:continue-numbering="true">
                                    <text:list-item>
                                      <text:list text:continue-numbering="true">
                                        <text:list-item>
                                          <text:h text:style-name="Appendix_20_Heading_20_2" text:outline-level="9">Default Routing for Encp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By default, <text:span text:style-name="Bold">encp</text:span> uses the DNS name obtained by the<text:span text:style-name="Command"> hostname </text:span>command for control messages. <text:s/><text:span text:style-name="Bold">Encp</text:span> uses whatever routing the client system or network administrator sets between the client system and the Enstore system for data transfers. </text:p>
      <text:p text:style-name="Text_20_body">Typically, the default configuration suffices for machines having a single network interface, or having a single network interface dedicated to data movement.</text:p>
      <text:list text:style-name="Outline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list text:continue-numbering="true">
                            <text:list-item>
                              <text:list text:continue-numbering="true">
                                <text:list-item>
                                  <text:list text:continue-numbering="true">
                                    <text:list-item>
                                      <text:list text:continue-numbering="true">
                                        <text:list-item>
                                          <text:h text:style-name="Appendix_20_Heading_20_2" text:outline-level="9">Routing via the enstore.conf file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For large client machines with multiple network connections (interfaces), each network interface is attached to a different (virtual) router. A one-to-one mapping is made between the IP address of each interface and the IP of the router it is attached to. <text:s/>The Computing Division’s networking group must perform the configuration for this.</text:p>
      <text:p text:style-name="Text_20_body">Administrators can create an<text:span text:style-name="file"> enstore.conf </text:span>file to configure the routing to allow for multiple network interface cards dedicated to Enstore, and/or to allow for a different IP address to be used for the <text:span text:style-name="Bold">encp</text:span> control socket. <text:s/>The default location for the file is<text:span text:style-name="file"> /etc/enstore.conf</text:span>. <text:s/>The location of the file can be overridden with the environment variable ENSTORE_CONF. </text:p>
      <text:p text:style-name="Text_20_body">The file format supports comments, a host ip line, and zero or more interface lines (all these line types are optional). </text:p>
      <text:p text:style-name="Heading">Comment Lines</text:p>
      <text:p text:style-name="Text_20_body">Comment lines begin with a "pound" sign, "#", e.g.,:</text:p>
      <text:p text:style-name="Output"># this is s comment line</text:p>
      <text:p text:style-name="Heading">Hostip Line</text:p>
      <text:p text:style-name="Text_20_body">The<text:span text:style-name="file"> hostip </text:span>line gives the host IP address used to override the DNS name that <text:span text:style-name="Bold">encp</text:span> uses to<text:span text:style-name="file"> bind(2) </text:span>with. <text:s/>This is used when doing a (passive) open <text:soft-page-break/>on a socket used to listen for a call back from the mover. <text:s/>One and only one hostname line is necessary per<text:span text:style-name="file"> enstore.conf </text:span>file. <text:s/>For example: </text:p>
      <text:p text:style-name="Output">hostip=131.225.42.42</text:p>
      <text:p text:style-name="Heading">Interface Lines</text:p>
      <text:p text:style-name="Text_20_body">Lines starting with<text:span text:style-name="file"> interface </text:span>are used in this file to specify more than one network interface for data transfers. <text:s/>An<text:span text:style-name="file"> enstore.conf </text:span>file would typically contain either zero or at least two of these lines, since a single interface can be controlled more conventionally with static routes. <text:s/></text:p>
      <text:p text:style-name="Text_20_body">This functionality is known to work on IRIX and Linux machines. <text:s/>It has not been tested on SunOS or OSF1, although it is expected to work.</text:p>
      <text:p text:style-name="Text_20_body">The underlying implementation mechanisms for multiple interfaces are portable, and the scheme can be extended on demand. <text:s/>When more than two interfaces are used, it is necessary to have each interface on its own subnet. <text:s/>(The system or network administrator needs to configure the subnets.) <text:s/>The enroute2 executable (part of the <text:span text:style-name="Bold">encp</text:span> product) must be installed and have setuid root on the machine in order to enable this feature. </text:p>
      <text:p text:style-name="Text_20_body">In order for the interface lines in the<text:span text:style-name="Code"> /etc/enstore.conf </text:span>to be used:</text:p>
      <text:list text:style-name="L1">
        <text:list-item>
          <text:p text:style-name="P4">an executable named<text:span text:style-name="Code"> enroute2 </text:span>needs to be in <text:span text:style-name="product_5f_name">encp</text:span>’s path.</text:p>
        </text:list-item>
        <text:list-item>
          <text:p text:style-name="P4"><text:span text:style-name="Code">enroute2</text:span> must have the setuid bit turned on.</text:p>
        </text:list-item>
        <text:list-item>
          <text:p text:style-name="P4"><text:span text:style-name="Code">enroute2</text:span> must be owned by root.</text:p>
        </text:list-item>
      </text:list>
      <text:p text:style-name="Text_20_body">The <text:span text:style-name="Code">enroute2</text:span> utility is included with the <text:span text:style-name="product_5f_name">encp</text:span> product from <text:span text:style-name="product_5f_name">UPS/UPD</text:span>, but the setuid bit is not set by default. The search path for this executable with the setuid bit set is: </text:p>
      <text:list text:style-name="L2">
        <text:list-item>
          <text:p text:style-name="P7">$ENROUTE2 </text:p>
        </text:list-item>
        <text:list-item>
          <text:p text:style-name="P7">$ENCP_DIR/enroute2</text:p>
        </text:list-item>
        <text:list-item>
          <text:p text:style-name="P7">$ENSTORE_DIR/sbin/enroute2</text:p>
        </text:list-item>
        <text:list-item>
          <text:p text:style-name="P7">/usr/local/bin/enroute2</text:p>
        </text:list-item>
        <text:list-item>
          <text:p text:style-name="P7">/etc/enroute2</text:p>
        </text:list-item>
      </text:list>
      <text:p text:style-name="Text_20_body">An<text:span text:style-name="file"> interface </text:span>line must specify four keywords (with an optional fifth for IRIX): </text:p>
      <text:list text:style-name="L3">
        <text:list-item>
          <text:p text:style-name="P12"><text:span text:style-name="file">interface </text:span>specifies the network device. </text:p>
        </text:list-item>
        <text:list-item>
          <text:p text:style-name="P12"><text:span text:style-name="file">weight </text:span>specifies the relative capacity of each interface. <text:s/>For example, if 1 Gb/s and 100 Mb/s interfaces are used, they might be <text:soft-page-break/>assigned weights of 30 and 10, respectively.</text:p>
        </text:list-item>
        <text:list-item>
          <text:p text:style-name="P12"><text:span text:style-name="file">ip </text:span>specifies the ip address corresponding to the device given by<text:span text:style-name="file"> interface</text:span>. </text:p>
        </text:list-item>
        <text:list-item>
          <text:p text:style-name="P12"><text:span text:style-name="file">gw </text:span>specifies the ip address corresponding to the gateway to the Enstore movers for the device given by<text:span text:style-name="file"> interface</text:span>. (Get this information from the networking admins.)</text:p>
        </text:list-item>
        <text:list-item>
          <text:p text:style-name="P12"><text:span text:style-name="file">cpu </text:span>The<text:span text:style-name="file"> cpu </text:span>keyword is used on IRIX systems only. <text:s/>Its use is desirable for minimizing the amount of CPU used per transfer, though it is technically not required. <text:s/>The performance enhancements will take effect if two conditions are met: If the CPU used by <text:span text:style-name="Bold">encp</text:span> has hardware affinity with the slot holding the network card, and if the same CPU performs interrupt service for the network card. <text:s/></text:p>
        </text:list-item>
      </text:list>
      <text:p text:style-name="Text_20_body">For example, a file may contain two<text:span text:style-name="file"> interface </text:span>lines as follows:</text:p>
      <text:p text:style-name="Output">interface=eg2 weight=100 cpu=2 gw=131.225.32.32 ip=131.225.32.31</text:p>
      <text:p text:style-name="Output">interface=eth1 weight=10 cpu=3 gw=131.225.32.36 ip=131.225.32.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left="1in" fo:margin-right="0in" fo:margin-top="0in" fo:margin-bottom="0.0835in" fo:text-indent="0in" style:auto-text-indent="false"/>
      <style:text-properties style:font-name="Nimbus Roman No9 L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list-style-name="Outline" style:class="text" style:master-page-name="" style:default-outline-level="1">
      <style:paragraph-properties fo:margin-left="0in" fo:margin-right="0in" fo:text-indent="0in" style:auto-text-indent="false" style:page-number="auto"/>
      <style:text-properties style:font-name="Nimbus Sans L" fo:font-size="158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 style:default-outline-level="2">
      <style:paragraph-properties fo:margin-left="0.75in" fo:margin-right="0in" fo:text-indent="-0.5in" style:auto-text-indent="false"/>
      <style:text-properties style:font-name="Nimbus Sans L"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paragraph-properties fo:margin-left="1.25in" fo:margin-right="0in" fo:text-indent="-1in" style:auto-text-indent="false"/>
      <style:text-properties style:font-name="Nimbus Sans L" fo:font-size="16pt" fo:font-weight="bold" style:font-size-asian="14pt" style:font-weight-asian="bold" style:font-size-complex="14pt" style:font-weight-complex="bold"/>
    </style:style>
    <style:style style:name="Body" style:family="paragraph" style:next-style-name="CommandIndent">
      <style:paragraph-properties fo:margin-left="0.25in" fo:margin-right="0in" fo:margin-top="0.0555in" fo:margin-bottom="0.0555in" style:line-height-at-least="0.1945in" fo:text-align="start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CommandIndent" style:family="paragraph">
      <style:paragraph-properties fo:margin-left="0.639in" fo:margin-right="0in" fo:margin-top="0.111in" fo:margin-bottom="0.111in" style:line-height-at-least="0.1945in" fo:text-align="start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Courier New" fo:font-size="12pt" fo:letter-spacing="normal" fo:language="en" fo:country="US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 style:text-emphasize="none" style:text-scale="100%"/>
    </style:style>
    <style:style style:name="Output" style:family="paragraph" style:next-style-name="CommandIndent">
      <style:paragraph-properties fo:margin-left="0.5in" fo:margin-right="0in" fo:margin-top="0.028in" fo:margin-bottom="0.028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Courier New" fo:font-size="10pt" fo:letter-spacing="normal" fo:language="en" fo:country="US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text-scale="100%"/>
    </style:style>
    <style:style style:name="Enumerate1C" style:family="paragraph" style:next-style-name="CommandIndent">
      <style:paragraph-properties fo:margin-left="0.6665in" fo:margin-right="0in" fo:margin-top="0.1252in" fo:margin-bottom="0.0555in" style:line-height-at-least="0.1945in" fo:text-align="start" style:justify-single-word="false" fo:text-indent="-0.1665in" style:auto-text-indent="false" style:vertical-align="auto">
        <style:tab-stops>
          <style:tab-stop style:position="0.1945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Bullet" style:family="paragraph" style:next-style-name="CommandIndent">
      <style:paragraph-properties fo:margin-left="0.5693in" fo:margin-right="0in" fo:margin-top="0.0555in" fo:margin-bottom="0.0555in" style:line-height-at-least="0.1945in" fo:text-align="start" style:justify-single-word="false" fo:text-indent="-0.0693in" style:auto-text-indent="false" style:vertical-align="auto">
        <style:tab-stops>
          <style:tab-stop style:position="0.389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Enumerate1" style:family="paragraph" style:next-style-name="CommandIndent">
      <style:paragraph-properties fo:margin-left="0.6665in" fo:margin-right="0in" fo:margin-top="0.1252in" fo:margin-bottom="0.0555in" style:line-height-at-least="0.1945in" fo:text-align="start" style:justify-single-word="false" fo:text-indent="-0.1665in" style:auto-text-indent="false" style:vertical-align="auto">
        <style:tab-stops>
          <style:tab-stop style:position="0.1945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CommandLine" style:family="paragraph" style:next-style-name="CommandIndent">
      <style:paragraph-properties fo:margin-left="0.389in" fo:margin-right="0in" fo:margin-top="0.0972in" fo:margin-bottom="0.0972in" style:line-height-at-least="0.1665in" fo:text-align="start" style:justify-single-word="false" fo:text-indent="-0.139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Courier New" fo:font-size="10pt" fo:letter-spacing="normal" fo:language="en" fo:country="US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 style:text-emphasize="none" style:text-scale="100%"/>
    </style:style>
    <style:style style:name="OutputSmall" style:family="paragraph" style:next-style-name="CommandIndent">
      <style:paragraph-properties fo:margin-left="0.5in" fo:margin-right="0in" fo:margin-top="0.028in" fo:margin-bottom="0.028in" style:line-height-at-least="0.111in" fo:text-align="justify" style:justify-single-word="false" fo:text-indent="0in" style:auto-text-indent="false" style:vertical-align="auto"/>
      <style:text-properties fo:color="#000000" style:text-line-through-style="none" style:font-name="Courier New" fo:font-size="7pt" fo:letter-spacing="normal" fo:language="en" fo:country="US" fo:font-style="normal" style:text-underline-style="none" fo:font-weight="normal" style:font-name-asian="Courier New" style:font-size-asian="7pt" style:font-style-asian="normal" style:font-weight-asian="normal" style:font-name-complex="Courier New" style:font-size-complex="7pt" style:font-style-complex="normal" style:font-weight-complex="normal" style:text-emphasize="none" style:text-scale="100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Heading_20_1" style:display-name="Appendix Heading 1" style:family="paragraph" style:parent-style-name="Heading_20_8" style:next-style-name="Text_20_body" style:list-style-name="Outline" style:default-outline-level="8"/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Appendix_20_Heading_20_2" style:display-name="Appendix Heading 2" style:family="paragraph" style:parent-style-name="Heading_20_9" style:next-style-name="Text_20_body" style:list-style-name="Outline" style:default-outline-level="9">
      <style:paragraph-properties fo:padding="0in" fo:border-left="none" fo:border-right="none" fo:border-top="none" fo:border-bottom="0.0138in solid #000000" style:shadow="none"/>
      <style:text-properties style:text-underline-style="none" style:font-weight-asian="normal" style:font-weight-complex="normal"/>
    </style:style>
    <style:style style:name="Appendix_20_Heading_20_3" style:display-name="Appendix Heading 3" style:family="paragraph" style:parent-style-name="Heading_20_10" style:next-style-name="Text_20_body" style:list-style-name="Outline" style:default-outline-level="10"/>
    <style:style style:name="Heading_20_8" style:display-name="Heading 8" style:family="paragraph" style:parent-style-name="Heading_20_1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2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_20_3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old" style:family="text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scale="100%"/>
    </style:style>
    <style:style style:name="Command" style:family="text">
      <style:text-properties fo:font-variant="normal" fo:text-transform="none" fo:color="#000000" style:text-line-through-style="none" style:text-position="0% 100%" style:font-name="Courier New" fo:font-size="12pt" fo:letter-spacing="normal" fo:language="en" fo:country="US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 style:text-scale="100%"/>
    </style:style>
    <style:style style:name="file" style:family="text">
      <style:text-properties fo:font-variant="normal" fo:text-transform="none" fo:color="#000000" style:text-line-through-style="none" style:text-position="0% 100%" style:font-name="Courier New" fo:font-size="12pt" fo:letter-spacing="normal" fo:language="en" fo:country="US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scale="100%"/>
    </style:style>
    <style:style style:name="RTF_5f_Num_20_2_20_1" style:display-name="RTF_Num 2 1" style:family="text">
      <style:text-properties fo:color="#000000" style:text-line-through-style="none" style:font-name="Times New Roman" fo:font-size="12pt" fo:font-style="normal" style:text-underline-style="none" fo:font-weight="normal"/>
    </style:style>
    <style:style style:name="Code" style:family="text">
      <style:text-properties fo:font-variant="normal" fo:text-transform="none" fo:color="#000000" style:text-line-through-style="none" style:text-position="0% 100%" style:font-name="Courier New" fo:font-size="12pt" fo:letter-spacing="normal" fo:language="en" fo:country="US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scale="100%"/>
    </style:style>
    <style:style style:name="product_5f_name" style:display-name="product_name" style:family="text">
      <style:text-properties fo:font-variant="normal" fo:text-transform="none" fo:color="#000000" style:text-line-through-style="none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Emphasis" style:family="text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italic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scale="100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list-style style:name="Outline">
      <text:list-level-style-number text:level="1" text:style-name="Numbering_20_Symbols" style:num-prefix="Apendix " style:num-suffix=": " style:num-format="A">
        <style:list-level-properties text:min-label-width="1in" text:min-label-distance="0.15in"/>
      </text:list-level-style-number>
      <text:list-level-style-number text:level="2" text:style-name="Numbering_20_Symbols" style:num-format="1" text:display-levels="2">
        <style:list-level-properties text:space-before="0.25in" text:min-label-width="0.5in" text:min-label-distance="0.15in"/>
      </text:list-level-style-number>
      <text:list-level-style-number text:level="3" text:style-name="Numbering_20_Symbols" style:num-format="1" text:display-levels="3">
        <style:list-level-properties text:space-before="0.25in"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text:style-name="Numbering_20_Symbols" style:num-prefix="Appendix " style:num-suffix=": " style:num-format="A">
        <style:list-level-properties text:min-label-distance="0.15in"/>
      </text:list-level-style-number>
      <text:list-level-style-number text:level="9" text:style-name="Numbering_20_Symbols" style:num-format="1" text:display-levels="2">
        <style:list-level-properties text:min-label-distance="0.15in"/>
      </text:list-level-style-number>
      <text:list-level-style-number text:level="10" text:style-name="Numbering_20_Symbols" style:num-format="1" text:display-levels="3">
        <style:list-level-properties text:min-label-distance="0.15in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• " style:num-format="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right_5f_page_5f_footer" style:display-name="right_page_footer" style:family="table">
      <style:table-properties fo:margin-left="0in" fo:margin-right="0.0104in" table:align="margins"/>
    </style:style>
    <style:style style:name="right_5f_page_5f_footer.A" style:display-name="right_page_footer.A" style:family="table-column">
      <style:table-column-properties style:rel-column-width="61056*"/>
    </style:style>
    <style:style style:name="right_5f_page_5f_footer.B" style:display-name="right_page_footer.B" style:family="table-column">
      <style:table-column-properties style:rel-column-width="4479*"/>
    </style:style>
    <style:style style:name="right_5f_page_5f_footer.A1" style:display-name="right_page_footer.A1" style:family="table-cell">
      <style:table-cell-properties fo:padding="0.0382in" fo:border-left="none" fo:border-right="none" fo:border-top="0.0139in solid #000000" fo:border-bottom="none"/>
    </style:style>
    <style:style style:name="left_5f_page_5f_footer" style:display-name="left_page_footer" style:family="table">
      <style:table-properties fo:margin-left="0in" fo:margin-right="-0.0021in" table:align="margins"/>
    </style:style>
    <style:style style:name="left_5f_page_5f_footer.A" style:display-name="left_page_footer.A" style:family="table-column">
      <style:table-column-properties style:rel-column-width="3936*"/>
    </style:style>
    <style:style style:name="left_5f_page_5f_footer.B" style:display-name="left_page_footer.B" style:family="table-column">
      <style:table-column-properties style:rel-column-width="61599*"/>
    </style:style>
    <style:style style:name="left_5f_page_5f_footer.A1" style:display-name="left_page_footer.A1" style:family="table-cell">
      <style:table-cell-properties fo:padding="0.0382in" fo:border-left="none" fo:border-right="none" fo:border-top="0.0139in solid #000000" fo:border-bottom="none"/>
    </style:style>
    <style:style style:name="P1" style:family="paragraph" style:parent-style-name="Table_20_Contents">
      <style:paragraph-properties fo:text-align="center" style:justify-single-word="false" fo:padding="0in" fo:border="none" style:shadow="none"/>
    </style:style>
    <style:style style:name="P2" style:family="paragraph" style:parent-style-name="Table_20_Contents">
      <style:paragraph-properties fo:text-align="start" style:justify-single-word="false" fo:padding="0in" fo:border="none" style:shadow="non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4" style:page-usage="right">
      <style:page-layout-properties fo:page-width="8.5in" fo:page-height="11in" style:num-format="1" style:print-orientation="portrait" fo:margin-top="0.8in" fo:margin-bottom="0.8in" fo:margin-left="1.2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5" style:page-usage="left">
      <style:page-layout-properties fo:page-width="8.5in" fo:page-height="11in" style:num-format="1" style:print-orientation="portrait" fo:margin-top="0.8in" fo:margin-bottom="0.8in" fo:margin-left="1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8.5in" fo:page-height="11in" style:num-format="1" style:print-orientation="portrait" fo:margin-top="0.8in" fo:margin-bottom="0.8in" fo:margin-left="1.2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1" style:next-style-name="Left_20_Page"/>
    <style:master-page style:name="Right_20_Page" style:display-name="Right Page" style:page-layout-name="pm2" style:next-style-name="Left_20_Page">
      <style:footer>
        <text:p text:style-name="Footer"/>
        <table:table table:name="right_page_footer" table:style-name="right_5f_page_5f_footer">
          <table:table-column table:style-name="right_5f_page_5f_footer.A"/>
          <table:table-column table:style-name="right_5f_page_5f_footer.B"/>
          <table:table-row>
            <table:table-cell table:style-name="right_5f_page_5f_footer.A1" office:value-type="string">
              <text:p text:style-name="P1"><text:chapter text:display="name" text:outline-level="1"/></text:p>
            </table:table-cell>
            <table:table-cell table:style-name="right_5f_page_5f_footer.A1" office:value-type="string">
              <text:p text:style-name="Table_20_Contents"><text:page-number text:select-page="current"/></text:p>
            </table:table-cell>
          </table:table-row>
        </table:table>
        <text:p text:style-name="Standard"/>
      </style:footer>
    </style:master-page>
    <style:master-page style:name="Left_20_Page" style:display-name="Left Page" style:page-layout-name="pm3" style:next-style-name="Right_20_Page">
      <style:footer>
        <text:p text:style-name="Footer"/>
      </style:footer>
      <style:footer-left>
        <text:p text:style-name="Footer"/>
        <table:table table:name="left_page_footer" table:style-name="left_5f_page_5f_footer">
          <table:table-column table:style-name="left_5f_page_5f_footer.A"/>
          <table:table-column table:style-name="left_5f_page_5f_footer.B"/>
          <table:table-row>
            <table:table-cell table:style-name="left_5f_page_5f_footer.A1" office:value-type="string">
              <text:p text:style-name="P2"><text:page-number text:select-page="current"/></text:p>
            </table:table-cell>
            <table:table-cell table:style-name="left_5f_page_5f_footer.A1" office:value-type="string">
              <text:p text:style-name="P1"><text:chapter text:display="name" text:outline-level="1"/></text:p>
            </table:table-cell>
          </table:table-row>
        </table:table>
        <text:p text:style-name="Standard"/>
      </style:footer-left>
    </style:master-page>
    <style:master-page style:name="Appendix_20_First_20_Page" style:display-name="Appendix First Page" style:page-layout-name="pm4" style:next-style-name="Appendix_20_Left_20_Page"/>
    <style:master-page style:name="Appendix_20_Left_20_Page" style:display-name="Appendix Left Page" style:page-layout-name="pm5" style:next-style-name="Appendix_20_Right_20_Page"/>
    <style:master-page style:name="Appendix_20_Right_20_Page" style:display-name="Appendix Right Page" style:page-layout-name="pm6" style:next-style-name="Appendix_20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0-07T13:33:07</meta:creation-date>
    <dc:date>2009-05-28T10:15:54</dc:date>
    <meta:editing-cycles>6</meta:editing-cycles>
    <meta:editing-duration>PT45M5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42" meta:word-count="722" meta:character-count="4341"/>
  </office:meta>
</office:document-meta>
</file>